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f0041" draw:textarea-horizontal-align="justify" draw:textarea-vertical-align="middle" draw:auto-grow-height="false" fo:min-height="1.097cm" fo:min-width="1.296cm" loext:decorative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55308d" draw:textarea-horizontal-align="justify" draw:textarea-vertical-align="middle" draw:auto-grow-height="false" fo:min-height="0.749cm" fo:min-width="3.098cm" loext:decorative="false"/>
      <style:paragraph-properties style:writing-mode="lr-tb"/>
    </style:style>
    <style:style style:name="gr3" style:family="graphic" style:parent-style-name="standard">
      <style:graphic-properties svg:stroke-color="#000000" draw:fill="solid" draw:fill-color="#81d41a" draw:textarea-horizontal-align="justify" draw:textarea-vertical-align="middle" draw:auto-grow-height="false" fo:min-height="1.496cm" fo:min-width="2.359cm" loext:decorative="false"/>
      <style:paragraph-properties style:writing-mode="lr-tb"/>
    </style:style>
    <style:style style:name="gr4" style:family="graphic" style:parent-style-name="standard">
      <style:graphic-properties svg:stroke-color="#000000" draw:fill="solid" draw:fill-color="#ff8000" draw:textarea-horizontal-align="justify" draw:textarea-vertical-align="middle" draw:auto-grow-height="false" fo:min-height="1.973cm" fo:min-width="3.31cm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marker-end="Arrowheads_20_27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000000" draw:marker-end="Arrowheads_20_28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0000" draw:marker-end="Arrowheads_20_29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000000" draw:marker-end="Arrowheads_20_30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000000" draw:marker-end="Arrowheads_20_31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000000" draw:marker-end="Arrowheads_20_32" draw:marker-end-width="0.3cm" draw:fill="none" draw:textarea-vertical-align="middle" loext:decorative="false"/>
    </style:style>
    <style:style style:name="gr13" style:family="graphic" style:parent-style-name="objectwithoutfill">
      <style:graphic-properties svg:stroke-color="#000000" draw:marker-end="Arrowheads_20_33" draw:marker-end-width="0.3cm" draw:fill="none" draw:textarea-vertical-align="middle" loext:decorative="false"/>
    </style:style>
    <style:style style:name="gr14" style:family="graphic" style:parent-style-name="objectwithoutfill">
      <style:graphic-properties svg:stroke-color="#000000" draw:marker-end="Arrowheads_20_34" draw:marker-end-width="0.3cm" draw:fill="none" draw:textarea-vertical-align="middle" loext:decorative="false"/>
    </style:style>
    <style:style style:name="gr15" style:family="graphic" style:parent-style-name="objectwithoutfill">
      <style:graphic-properties svg:stroke-color="#000000" draw:marker-end="Arrowheads_20_35" draw:marker-end-width="0.3cm" draw:fill="none" draw:textarea-vertical-align="middle" loext:decorative="false"/>
    </style:style>
    <style:style style:name="gr16" style:family="graphic" style:parent-style-name="objectwithoutfill">
      <style:graphic-properties svg:stroke-color="#000000" draw:marker-end="Arrowheads_20_37" draw:marker-end-width="0.3cm" draw:fill="none" draw:textarea-vertical-align="middle" loext:decorative="false"/>
    </style:style>
    <style:style style:name="gr17" style:family="graphic" style:parent-style-name="objectwithoutfill">
      <style:graphic-properties svg:stroke-color="#000000" draw:marker-end="Arrowheads_20_38" draw:marker-end-width="0.3cm" draw:fill="none" draw:textarea-vertical-align="middle" loext:decorative="false"/>
    </style:style>
    <style:style style:name="gr18" style:family="graphic" style:parent-style-name="objectwithoutfill">
      <style:graphic-properties svg:stroke-color="#000000" draw:marker-end="Arrowheads_20_39" draw:marker-end-width="0.3cm"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3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85cm" loext:decorative="false"/>
      <style:paragraph-properties style:writing-mode="lr-tb"/>
    </style:style>
    <style:style style:name="P1" style:family="paragraph">
      <style:paragraph-properties fo:text-align="center"/>
      <style:text-properties fo:color="#000000" loext:opacity="100%" fo:font-size="11pt" style:font-size-asian="11pt" style:font-size-complex="11pt"/>
    </style:style>
    <style:style style:name="P2" style:family="paragraph">
      <loext:graphic-properties draw:fill="solid" draw:fill-color="#bf0041"/>
      <style:paragraph-properties fo:text-align="center"/>
      <style:text-properties fo:color="#000000" loext:opacity="100%" style:font-name="Times New Roman" fo:font-size="11pt" style:font-size-asian="11pt" style:font-size-complex="11pt"/>
    </style:style>
    <style:style style:name="P3" style:family="paragraph">
      <loext:graphic-properties draw:fill="solid" draw:fill-color="#55308d"/>
      <style:paragraph-properties fo:text-align="center"/>
      <style:text-properties fo:color="#000000" loext:opacity="100%" style:font-name="Times New Roman" fo:font-size="11pt" style:font-size-asian="11pt" style:font-size-complex="11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solid" draw:fill-color="#81d41a"/>
      <style:paragraph-properties fo:text-align="center"/>
      <style:text-properties style:font-name="Times New Roman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8000"/>
      <style:paragraph-properties fo:text-align="center"/>
      <style:text-properties style:font-name="Times New Roman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font-name="Times New Roman" fo:font-size="10pt" style:font-size-asian="10pt" style:font-size-complex="10pt"/>
    </style:style>
    <style:style style:name="P10" style:family="paragraph">
      <loext:graphic-properties draw:fill="none" draw:fill-color="#ffffff"/>
      <style:text-properties style:font-name="Times New Roman" fo:font-size="10pt" style:font-size-asian="10pt" style:font-size-complex="10pt"/>
    </style:style>
    <style:style style:name="P11" style:family="paragraph">
      <style:paragraph-properties fo:text-align="end"/>
      <style:text-properties style:font-name="Times New Roman" fo:font-size="10pt" style:font-size-asian="10pt" style:font-size-complex="10pt"/>
    </style:style>
    <style:style style:name="P12" style:family="paragraph">
      <loext:graphic-properties draw:fill="none" draw:fill-color="#ffffff"/>
      <style:paragraph-properties fo:text-align="end"/>
      <style:text-properties style:font-name="Times New Roman" fo:font-size="10pt" style:font-size-asian="10pt" style:font-size-complex="10pt"/>
    </style:style>
    <style:style style:name="P13" style:family="paragraph">
      <style:paragraph-properties fo:text-align="center"/>
      <style:text-properties style:font-name="Times New Roman" fo:font-size="10pt" style:font-size-asian="10pt" style:font-size-complex="10pt"/>
    </style:style>
    <style:style style:name="P14" style:family="paragraph">
      <loext:graphic-properties draw:fill="none" draw:fill-color="#ffffff"/>
      <style:paragraph-properties fo:text-align="center"/>
      <style:text-properties style:font-name="Times New Roman" fo:font-size="10pt" style:font-size-asian="10pt" style:font-size-complex="10pt"/>
    </style:style>
    <style:style style:name="T1" style:family="text">
      <style:text-properties fo:color="#000000" loext:opacity="100%" style:font-name="Times New Roman" fo:font-size="11pt" style:font-size-asian="11pt" style:font-size-complex="11pt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1.905cm" svg:x="3.223cm" svg:y="1.317cm">
          <text:p text:style-name="P1"><text:span text:style-name="T1">Mulai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2" draw:id="id2" draw:layer="layout" svg:width="5.714cm" svg:height="1.587cm" svg:x="1.636cm" svg:y="3.981cm">
          <text:p text:style-name="P1"><text:span text:style-name="T1">Input posisi dan </text:span><text:span text:style-name="T1">kemungkinan arah </text:span><text:span text:style-name="T1">gerak agen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position-x="$0" draw:handle-position-y="top" draw:handle-range-x-minimum="0" draw:handle-range-x-maximum="21600"/>
          </draw:enhanced-geometry>
        </draw:custom-shape>
        <draw:custom-shape draw:style-name="gr3" draw:text-style-name="P5" xml:id="id3" draw:id="id3" draw:layer="layout" svg:width="5.715cm" svg:height="3.492cm" svg:x="1.635cm" svg:y="6.68cm">
          <text:p text:style-name="P4"><text:span text:style-name="T2">Apakah terdapat agen </text:span><text:span text:style-name="T2">lain atau tidak ada lajur </text:span><text:span text:style-name="T2">di depan agen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5" xml:id="id4" draw:id="id4" draw:layer="layout" svg:width="5.715cm" svg:height="3.492cm" svg:x="8.037cm" svg:y="6.691cm">
          <text:p text:style-name="P4"><text:span text:style-name="T2">Apakah terdapat agen </text:span><text:span text:style-name="T2">lain atau tidak ada lajur </text:span><text:span text:style-name="T2">di depan kiri agen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5" xml:id="id9" draw:id="id9" draw:layer="layout" svg:width="5.715cm" svg:height="3.492cm" svg:x="8.037cm" svg:y="10.842cm">
          <text:p text:style-name="P4"><text:span text:style-name="T2">Apakah terdapat </text:span><text:span text:style-name="T2">agen lain atau </text:span><text:span text:style-name="T2">tidak ada lajur di </text:span><text:span text:style-name="T2">depan kanan </text:span><text:span text:style-name="T2">agen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7" xml:id="id7" draw:id="id7" draw:layer="layout" svg:width="3.81cm" svg:height="2.223cm" svg:x="8.99cm" svg:y="3.539cm">
          <text:p text:style-name="P6"><text:span text:style-name="T3">Hilangkan peluang </text:span><text:span text:style-name="T3">bergerak ke arah </text:span><text:span text:style-name="T3">depan ki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5" draw:id="id5" draw:layer="layout" svg:width="3.81cm" svg:height="2.223cm" svg:x="2.588cm" svg:y="11.376cm">
          <text:p text:style-name="P6"><text:span text:style-name="T3">Hilangkan peluang </text:span><text:span text:style-name="T3">bergerak ke arah </text:span><text:span text:style-name="T3">depan atau lur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0" draw:id="id10" draw:layer="layout" svg:width="3.81cm" svg:height="2.223cm" svg:x="14.97cm" svg:y="11.477cm">
          <text:p text:style-name="P6"><text:span text:style-name="T3">Hilangkan peluang </text:span><text:span text:style-name="T3">bergerak ke arah </text:span><text:span text:style-name="T3">depan kan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type="line" svg:x1="4.493cm" svg:y1="3.222cm" svg:x2="4.493cm" svg:y2="3.981cm" draw:start-shape="id1" draw:start-glue-point="8" draw:end-shape="id2" draw:end-glue-point="5" svg:d="M4493 3222v759" svg:viewBox="0 0 1 760">
          <text:p/>
        </draw:connector>
        <draw:connector draw:style-name="gr6" draw:text-style-name="P8" draw:layer="layout" draw:type="line" svg:x1="4.493cm" svg:y1="5.568cm" svg:x2="4.492cm" svg:y2="6.68cm" draw:start-shape="id2" draw:start-glue-point="8" draw:end-shape="id3" draw:end-glue-point="4" svg:d="M4493 5568l-1 1112" svg:viewBox="0 0 2 1113">
          <text:p/>
        </draw:connector>
        <draw:custom-shape draw:style-name="gr3" draw:text-style-name="P5" xml:id="id11" draw:id="id11" draw:layer="layout" svg:width="5.715cm" svg:height="3.492cm" svg:x="8.037cm" svg:y="14.988cm">
          <text:p text:style-name="P4"><text:span text:style-name="T2">Apakah </text:span><text:span text:style-name="T2">agen </text:span><text:span text:style-name="T2">tidak </text:span><text:span text:style-name="T2">memiliki </text:span><text:span text:style-name="T2">peluang </text:span><text:span text:style-name="T2">untuk </text:span><text:span text:style-name="T2">bergerak </text:span><text:span text:style-name="T2">ke arah </text:span><text:span text:style-name="T2">depan, </text:span><text:span text:style-name="T2">depan </text:span><text:span text:style-name="T2">kiri, dan </text:span><text:span text:style-name="T2">depan </text:span><text:span text:style-name="T2">kanan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7" xml:id="id12" draw:id="id12" draw:layer="layout" svg:width="3.81cm" svg:height="2.223cm" svg:x="2.587cm" svg:y="15.622cm">
          <text:p text:style-name="P6"><text:span text:style-name="T3">Agen akan di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2.54cm" svg:height="1.905cm" svg:x="15.605cm" svg:y="15.784cm">
          <text:p text:style-name="P1"><text:span text:style-name="T1">Selesai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8" xml:id="id6" draw:id="id6" draw:layer="layout" svg:x1="7.35cm" svg:y1="8.426cm" svg:x2="8.037cm" svg:y2="8.437cm" draw:start-shape="id3" draw:start-glue-point="7" draw:end-shape="id4" draw:end-glue-point="5" svg:d="M7350 8426h343v11h344" svg:viewBox="0 0 688 12">
          <text:p/>
        </draw:connector>
        <draw:connector draw:style-name="gr8" draw:text-style-name="P8" draw:layer="layout" svg:x1="4.492cm" svg:y1="10.172cm" svg:x2="4.493cm" svg:y2="11.376cm" draw:start-shape="id3" draw:start-glue-point="6" draw:end-shape="id5" draw:end-glue-point="0" svg:d="M4492 10172v602h1v602" svg:viewBox="0 0 2 1205">
          <text:p/>
        </draw:connector>
        <draw:connector draw:style-name="gr9" draw:text-style-name="P8" draw:layer="layout" svg:x1="6.398cm" svg:y1="12.487cm" svg:x2="7.693cm" svg:y2="8.431cm" draw:start-shape="id5" draw:start-glue-point="1" draw:end-shape="id6" draw:end-glue-point="0" svg:d="M6398 12487h1295v-4056" svg:viewBox="0 0 1296 4057">
          <text:p/>
        </draw:connector>
        <draw:connector draw:style-name="gr10" draw:text-style-name="P8" draw:layer="layout" svg:x1="10.894cm" svg:y1="6.691cm" svg:x2="10.895cm" svg:y2="5.762cm" draw:start-shape="id4" draw:start-glue-point="4" draw:end-shape="id7" draw:end-glue-point="2" svg:d="M10894 6691v-465h1v-464" svg:viewBox="0 0 2 930">
          <text:p/>
        </draw:connector>
        <draw:connector draw:style-name="gr11" draw:text-style-name="P8" draw:layer="layout" draw:line-skew="1.034cm" svg:x1="12.8cm" svg:y1="4.65cm" svg:x2="10.894cm" svg:y2="10.512cm" draw:start-shape="id7" draw:start-glue-point="1" draw:end-shape="id8" draw:end-glue-point="0" svg:d="M12800 4650h1535v5862h-3441" svg:viewBox="0 0 3442 5863">
          <text:p/>
        </draw:connector>
        <draw:connector draw:style-name="gr12" draw:text-style-name="P8" xml:id="id8" draw:id="id8" draw:layer="layout" svg:x1="10.894cm" svg:y1="10.183cm" svg:x2="10.894cm" svg:y2="10.842cm" draw:start-shape="id4" draw:start-glue-point="6" draw:end-shape="id9" draw:end-glue-point="4" svg:d="M10894 10183v659" svg:viewBox="0 0 1 660">
          <text:p/>
        </draw:connector>
        <draw:connector draw:style-name="gr13" draw:text-style-name="P8" draw:layer="layout" svg:x1="13.752cm" svg:y1="12.588cm" svg:x2="14.97cm" svg:y2="12.588cm" draw:start-shape="id9" draw:start-glue-point="7" draw:end-shape="id10" draw:end-glue-point="3" svg:d="M13752 12588h1218" svg:viewBox="0 0 1219 1">
          <text:p/>
        </draw:connector>
        <draw:connector draw:style-name="gr14" draw:text-style-name="P8" xml:id="id14" draw:id="id14" draw:layer="layout" svg:x1="10.894cm" svg:y1="14.334cm" svg:x2="10.894cm" svg:y2="14.988cm" draw:start-shape="id9" draw:start-glue-point="6" draw:end-shape="id11" draw:end-glue-point="4" svg:d="M10894 14334v654" svg:viewBox="0 0 1 655">
          <text:p/>
        </draw:connector>
        <draw:connector draw:style-name="gr15" draw:text-style-name="P8" draw:layer="layout" svg:x1="8.037cm" svg:y1="16.734cm" svg:x2="6.397cm" svg:y2="16.733cm" draw:start-shape="id11" draw:start-glue-point="5" draw:end-shape="id12" draw:end-glue-point="1" svg:d="M8037 16734h-820v-1h-820" svg:viewBox="0 0 1641 2">
          <text:p/>
        </draw:connector>
        <draw:connector draw:style-name="gr16" draw:text-style-name="P8" draw:layer="layout" svg:x1="13.752cm" svg:y1="16.734cm" svg:x2="15.605cm" svg:y2="16.737cm" draw:start-shape="id11" draw:start-glue-point="7" draw:end-shape="id13" draw:end-glue-point="6" svg:d="M13752 16734h926v3h927" svg:viewBox="0 0 1854 4">
          <text:p/>
        </draw:connector>
        <draw:connector draw:style-name="gr17" draw:text-style-name="P8" draw:layer="layout" draw:line-skew="0.652cm" svg:x1="4.492cm" svg:y1="17.845cm" svg:x2="16.875cm" svg:y2="17.689cm" draw:start-shape="id12" draw:start-glue-point="2" draw:end-shape="id13" draw:end-glue-point="8" svg:d="M4492 17845v1152h12383v-1308" svg:viewBox="0 0 12384 1309">
          <text:p/>
        </draw:connector>
        <draw:connector draw:style-name="gr18" draw:text-style-name="P8" draw:layer="layout" svg:x1="16.875cm" svg:y1="13.7cm" svg:x2="10.894cm" svg:y2="14.661cm" draw:start-shape="id10" draw:start-glue-point="2" draw:end-shape="id14" draw:end-glue-point="0" svg:d="M16875 13700v961h-5981" svg:viewBox="0 0 5982 962">
          <text:p/>
        </draw:connector>
        <draw:frame draw:style-name="gr19" draw:text-style-name="P10" draw:layer="layout" svg:width="1.587cm" svg:height="0.64cm" svg:x="10.837cm" svg:y="6.08cm">
          <draw:text-box>
            <text:p text:style-name="P9"><text:span text:style-name="T2">Tidak</text:span></text:p>
          </draw:text-box>
        </draw:frame>
        <draw:frame draw:style-name="gr20" draw:text-style-name="P12" draw:layer="layout" svg:width="1.27cm" svg:height="0.64cm" svg:x="9.667cm" svg:y="10.202cm">
          <draw:text-box>
            <text:p text:style-name="P11"><text:span text:style-name="T2">Ya</text:span></text:p>
          </draw:text-box>
        </draw:frame>
        <draw:frame draw:style-name="gr20" draw:text-style-name="P14" draw:layer="layout" svg:width="1.27cm" svg:height="0.64cm" svg:x="13.695cm" svg:y="12.007cm">
          <draw:text-box>
            <text:p text:style-name="P13"><text:span text:style-name="T2">Ya</text:span></text:p>
          </draw:text-box>
        </draw:frame>
        <draw:frame draw:style-name="gr20" draw:text-style-name="P12" draw:layer="layout" svg:width="1.27cm" svg:height="0.64cm" svg:x="3.317cm" svg:y="10.207cm">
          <draw:text-box>
            <text:p text:style-name="P11"><text:span text:style-name="T2">Ya</text:span></text:p>
          </draw:text-box>
        </draw:frame>
        <draw:frame draw:style-name="gr21" draw:text-style-name="P10" draw:layer="layout" svg:width="1.587cm" svg:height="0.64cm" svg:x="6.81cm" svg:y="7.662cm">
          <draw:text-box>
            <text:p text:style-name="P13"><text:span text:style-name="T2">Tidak</text:span></text:p>
          </draw:text-box>
        </draw:frame>
        <draw:frame draw:style-name="gr19" draw:text-style-name="P14" draw:layer="layout" svg:width="1.587cm" svg:height="0.64cm" svg:x="13.795cm" svg:y="16.122cm">
          <draw:text-box>
            <text:p text:style-name="P13"><text:span text:style-name="T2">Tidak</text:span></text:p>
          </draw:text-box>
        </draw:frame>
        <draw:frame draw:style-name="gr19" draw:text-style-name="P12" draw:layer="layout" svg:width="1.587cm" svg:height="0.64cm" svg:x="9.35cm" svg:y="14.335cm">
          <draw:text-box>
            <text:p text:style-name="P11"><text:span text:style-name="T2">Tidak</text:span></text:p>
          </draw:text-box>
        </draw:frame>
        <draw:frame draw:style-name="gr20" draw:text-style-name="P14" draw:layer="layout" svg:width="1.27cm" svg:height="0.64cm" svg:x="6.71cm" svg:y="16.122cm">
          <draw:text-box>
            <text:p text:style-name="P13"><text:span text:style-name="T2">Ya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1T14:33:24.296530277</meta:creation-date>
    <dc:date>2026-02-01T18:33:38.932031585</dc:date>
    <meta:editing-duration>PT18M21S</meta:editing-duration>
    <meta:editing-cycles>5</meta:editing-cycles>
    <meta:generator>LibreOffice/25.8.4.2$Linux_X86_64 LibreOffice_project/3fb8b5f27b7a0f7e9f393e6bbe21d005aa195e6a</meta:generator>
    <meta:document-statistic meta:object-count="33"/>
  </office:meta>
</office:document-meta>
</file>